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4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16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P17" style:family="paragraph" style:parent-style-name="Standard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name-complex="Arial" style:font-weight-complex="normal"/>
    </style:style>
    <style:style style:name="P18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0" text:name="dossierep_anonymiser"/>
        <text:user-field-decl office:value-type="string" office:string-value="" text:name="nonrespectsanctionep93_rgpassage"/>
        <text:user-field-decl office:value-type="string" office:string-value="" text:name="dossierep_personne_id"/>
        <text:user-field-decl office:value-type="string" office:string-value="" text:name="personne_sexe"/>
        <text:user-field-decl office:value-type="string" office:string-value="" text:name="personne_id"/>
        <text:user-field-decl office:value-type="string" office:string-value="" text:name="dossier_dtdemrsa"/>
        <text:user-field-decl office:value-type="string" office:string-value="" text:name="dossierep_themeep"/>
        <text:user-field-decl office:value-type="string" office:string-value="" text:name="Historiqueetatpe.inscritpe"/>
        <text:user-field-decl office:value-type="string" office:string-value="" text:name="personne_dtinscpoleemploi"/>
        <text:user-field-decl office:value-type="string" office:string-value="" text:name="personne_numagenpoleemploi"/>
        <text:user-field-decl office:value-type="string" office:string-value="" text:name="personne_idassedic"/>
      </text:user-field-decls>
      <text:p text:style-name="P18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typevoie"/> <text:user-field-get text:name="adresse_nomvoie"/><text:user-field-get text:name="adresse_codepos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locaadr"/></text:span></text:p>
        <text:p text:style-name="P1"/>
        <text:p text:style-name="P1">Date de naissance :<text:span text:style-name="T10"> </text:span><text:span text:style-name="T10"><text:user-field-get text:name="personne_dtnai"/></text:span></text:p>
      </text:section>
      <text:p text:style-name="P1">test</text:p>
      <text:p text:style-name="P1">Situation familiale :<text:span text:style-name="T10"> </text:span><text:span text:style-name="T10"><text:user-field-get text:name="foyer_sitfam"/></text:span></text:p>
      <text:p text:style-name="P1">test</text:p>
      <text:p text:style-name="P1">Inscrit au RSA depuis : </text:p>
      <text:p text:style-name="P1"/>
      <text:p text:style-name="P1">N° allocataire :<text:span text:style-name="T10"> </text:span><text:span text:style-name="T10"><text:user-field-get text:name="dossier_matricule"/></text:span></text:p>
      <text:p text:style-name="P1"/>
      <text:p text:style-name="P1">Service référent :<text:span text:style-name="T10"> </text:span><text:span text:style-name="T10"><text:user-field-get text:name="serviceinstructeur_lib_service"/></text:span></text:p>
      <text:p text:style-name="P1"/>
      <text:p text:style-name="P1">Date d’orientation :<text:span text:style-name="T10"> </text:span><text:span text:style-name="T10"><text:user-field-get text:name="orientstruct_date_valid"/></text:span></text:p>
      <text:p text:style-name="P1"/>
      <text:p text:style-name="Standard"><text:span text:style-name="T1">Inscrit à Pôle Emploi :<text:tab/></text:span><text:span text:style-name="T4"><text:user-field-get text:name="historiqueetatpe_inscritpe"/></text:span></text:p>
      <text:p text:style-name="P5"/>
      <text:p text:style-name="P5">Origine</text:p>
      <text:p text:style-name="P5"/>
      <text:p text:style-name="P5">rang passage</text:p>
      <text:p text:style-name="P5"><text:user-field-get text:name="nonrespectsanctionep93_rgpassage"/></text:p>
      <text:p text:style-name="P1"/>
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<text:p text:style-name="P1"/>
      <text:p text:style-name="Standard"><text:span text:style-name="T1">Relance suite à <text:tab/><text:tab/></text:span><text:span text:style-name="T6">o</text:span><text:span text:style-name="T1"> <text:s/>signalement CAF</text:span></text:p>
      <text:p text:style-name="Standard"><text:span text:style-name="T1"><text:tab/><text:tab/><text:tab/><text:tab/></text:span><text:span text:style-name="T6">o</text:span><text:span text:style-name="T1"> <text:s/>signalement service de suivi</text:span></text:p>
      <text:p text:style-name="Standard"><text:span text:style-name="T1"><text:tab/><text:tab/><text:tab/><text:tab/></text:span><text:span text:style-name="T6"></text:span><text:span text:style-name="T1"> <text:s/>référence RSA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2">Date de relance</text:p>
            <text:p text:style-name="P7"/>
          </table:table-cell>
          <table:table-cell table:style-name="Tableau1.B1" office:value-type="string">
            <text:p text:style-name="P8"/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1">1</text:span><text:span text:style-name="T7">ère</text:span><text:span text:style-name="T1"> Convocation EP</text:span></text:p>
            <text:p text:style-name="P9"/>
          </table:table-cell>
          <table:table-cell table:style-name="Tableau1.B1" office:value-type="string">
            <text:p text:style-name="P8"/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2">2</text:span><text:span text:style-name="T8">ème</text:span><text:span text:style-name="T2"> Convocation EP</text:span></text:p>
          </table:table-cell>
          <table:table-cell table:style-name="Tableau1.B1" office:value-type="string">
            <text:p text:style-name="P8"/>
            <text:p text:style-name="P4"/>
          </table:table-cell>
        </table:table-row>
      </table:table>
      <text:p text:style-name="Standard"/>
      <text:p text:style-name="P1"/>
      <text:p text:style-name="P1"/>
      <text:h text:style-name="Heading_20_1" text:outline-level="1">COMPTE-RENDU DE LA SITUATION DE L’ALLOCATAIRE</text:h>
      <text:p text:style-name="P1"/>
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<text:p text:style-name="P1">Si oui, préciser les dates des courriers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1</text:span><text:span text:style-name="T9">er</text:span><text:span text:style-name="T5"> PASSAGE</text:span></text:p>
      <text:p text:style-name="P1"/>
      <text:p text:style-name="Standard"><text:span text:style-name="T5">AVIS DE L’EQUIPE PLURIDISCIPLINAIRE</text:span><text:span text:style-name="T1"> - REUNION DU </text:span></text:p>
      <text:p text:style-name="P1"/>
      <text:list xml:id="list35670772" text:style-name="WW8Num1">
        <text:list-item>
          <text:p text:style-name="P16">Réduction de l’allocation RSA de 100 €</text:p>
        </text:list-item>
        <text:list-item>
          <text:p text:style-name="P16">Report de la décision pour complément d’informations</text:p>
        </text:list-item>
        <text:list-item>
          <text:p text:style-name="P16">Délai supplémentaire d’un mois pour contacter le service référent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6674825" text:continue-numbering="true" text:style-name="WW8Num1">
        <text:list-item>
          <text:p text:style-name="P16">Réduction de l’allocation RSA de 100 €</text:p>
        </text:list-item>
        <text:list-item>
          <text:p text:style-name="P16">Report de la décision pour complément d’informations</text:p>
        </text:list-item>
        <text:list-item>
          <text:p text:style-name="P16">Délai supplémentaire d’un mois pour contacter le service référent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/>
      <text:p text:style-name="P1"/>
      <text:p text:style-name="P1"/>
      <text:p text:style-name="P1"/>
      <text:p text:style-name="P1"/>
      <text:p text:style-name="P1"/>
      <text:p text:style-name="P1"><text:soft-page-break/>Courrier à l’allocataire le :</text:p>
      <text:p text:style-name="P1"/>
      <text:p text:style-name="P1">Courrier à la CAF le :</text:p>
      <text:p text:style-name="P1"/>
      <text:p text:style-name="P3"><text:tab/>1/2</text:p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2</text:span><text:span text:style-name="T9">ème</text:span><text:span text:style-name="T5"> PASSAGE</text:span></text:p>
      <text:p text:style-name="P6"/>
      <text:p text:style-name="Standard"><text:span text:style-name="T5">AVIS DE L’EQUIPE PLURIDISCIPLINAIRE</text:span><text:span text:style-name="T1"> - REUNION DU </text:span></text:p>
      <text:p text:style-name="P1"/>
      <text:list xml:id="list36667790" text:continue-numbering="true" text:style-name="WW8Num1">
        <text:list-item>
          <text:p text:style-name="P16">Suspension totale de l’allocation RSA</text:p>
        </text:list-item>
        <text:list-item>
          <text:p text:style-name="P16">Suspension partielle de l’allocation RSA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6672037" text:continue-numbering="true" text:style-name="WW8Num1">
        <text:list-item>
          <text:p text:style-name="P16">Suspension totale de l’allocation RSA</text:p>
        </text:list-item>
        <text:list-item>
          <text:p text:style-name="P16">Suspension partielle de l’allocation RSA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/>
      <text:p text:style-name="P1"/>
      <text:p text:style-name="P1"/>
      <text:p text:style-name="P1"/>
      <text:p text:style-name="P1"/>
      <text:p text:style-name="P1">Courrier à l’allocataire le :</text:p>
      <text:p text:style-name="P1"/>
      <text:p text:style-name="P1">Courrier à la CAF le :</text:p>
      <text:p text:style-name="P1"><text:soft-page-break/></text:p>
      <text:p text:style-name="P1"/>
      <text:p text:style-name="P1"/>
      <text:p text:style-name="P17">Liste des champs de fusion présents:</text:p>
      <text:p text:style-name="P1"/>
      <text:p text:style-name="P1"/>
      <text:p text:style-name="P1">Date EP: A demander</text:p>
      <text:p text:style-name="P1">Numéro personne: <text:user-field-get text:name="dossierep_personne_id"/> ou <text:user-field-get text:name="personne_id"/></text:p>
      <text:p text:style-name="P1">Identité: <text:user-field-get text:name="personne_qual"/> <text:user-field-get text:name="personne_nom"/> <text:user-field-get text:name="personne_prenom"/></text:p>
      <text:p text:style-name="P1">Numero CAF:<text:user-field-get text:name="dossier_matricule"/></text:p>
      <text:p text:style-name="P1">Commune:<text:user-field-get text:name="adresse_locaadr"/></text:p>
      <text:p text:style-name="P1">Sexe:<text:user-field-get text:name="personne_sexe"/></text:p>
      <text:p text:style-name="P1">Signalement: <text:user-field-get text:name="dossierep_themeep"/></text:p>
      <text:p text:style-name="P1">Date Inscription RSA: <text:user-field-get text:name="dossier_dtdemrsa"/></text:p>
      <text:p text:style-name="P1">Service référent: A demander</text:p>
      <text:p text:style-name="P1">Date orientation:<text:user-field-get text:name="orientstruct_date_valid"/></text:p>
      <text:p text:style-name="P1">Date de naissance: <text:user-field-get text:name="personne_dtnai"/></text:p>
      <text:p text:style-name="P1">Situation familiale: <text:user-field-get text:name="foyer_sitfam"/></text:p>
      <text:p text:style-name="P1">Nombre d'enfant: <text:s/>A demander</text:p>
      <text:p text:style-name="P1">Hébergement: <text:s/>A demander</text:p>
      <text:p text:style-name="P1">Niveau de formation: <text:s/>A demander</text:p>
      <text:p text:style-name="P1">Information pôle emploi: <text:user-field-get text:name="personne_idassedic"/> <text:user-field-get text:name="Historiqueetatpe.inscritpe"/> <text:user-field-get text:name="personne_dtinscpoleemploi"/> <text:user-field-get text:name="personne_numagenpoleemploi"/></text:p>
      <text:p text:style-name="P1">Date de passage en EP: <text:s/>A demander</text:p>
      <text:p text:style-name="P1">décision EP: A demander</text:p>
      <text:p text:style-name="P1">courrier de relance: A demander</text:p>
      <text:p text:style-name="P1"/>
      <text:p text:style-name="P1">Avis EP: A demander</text:p>
      <text:p text:style-name="P1"/>
      <text:p text:style-name="P1"/>
      <text:p text:style-name="P1">Avis CG: A demand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4-02-21T16:51:35.62</dc:date>
    <dc:creator>linda baitech</dc:creator>
    <meta:editing-duration>PT01H37M47S</meta:editing-duration>
    <meta:editing-cycles>28</meta:editing-cycles>
    <meta:generator>OpenOffice.org/3.2$Win32 OpenOffice.org_project/320m12$Build-9483</meta:generator>
    <meta:document-statistic meta:table-count="1" meta:image-count="0" meta:object-count="0" meta:page-count="4" meta:paragraph-count="93" meta:word-count="400" meta:character-count="2467"/>
  </office:meta>
</office:document-meta>
</file>